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2.15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26pt"/>
    </style:style>
    <style:style style:name="co4" style:family="table-column">
      <style:table-column-properties fo:break-before="auto" style:column-width="61.85pt"/>
    </style:style>
    <style:style style:name="co5" style:family="table-column">
      <style:table-column-properties fo:break-before="auto" style:column-width="79.4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8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13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4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9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7" style:family="table-cell" style:parent-style-name="Default" style:data-style-name="N99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14"/>
        <table:table-column table:style-name="co6" table:default-cell-style-name="ce17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TIME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DECISIONS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PROPAGACIONS/S</text:p>
          </table:table-cell>
          <table:covered-table-cell table:style-name="ce11"/>
          <table:table-cell table:style-name="ce6" office:value-type="string" calcext:value-type="string">
            <text:p>SATISFACTIBLE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icoSAT </text:p>
          </table:table-cell>
          <table:table-cell table:style-name="ce2" office:value-type="string" calcext:value-type="string">
            <text:p>SAT solver</text:p>
          </table:table-cell>
          <table:table-cell table:style-name="ce2" office:value-type="string" calcext:value-type="string">
            <text:p>PicoSAT </text:p>
          </table:table-cell>
          <table:table-cell table:style-name="ce2" office:value-type="string" calcext:value-type="string">
            <text:p>SAT solver</text:p>
          </table:table-cell>
          <table:table-cell table:style-name="ce2" office:value-type="string" calcext:value-type="string">
            <text:p>PicoSAT </text:p>
          </table:table-cell>
          <table:table-cell table:style-name="ce2" office:value-type="string" calcext:value-type="string">
            <text:p>SAT solver</text:p>
          </table:table-cell>
          <table:table-cell table:style-name="ce2"/>
          <table:table-cell table:style-name="ce16"/>
        </table:table-row>
        <table:table-row table:style-name="ro1">
          <table:table-cell table:style-name="ce3" office:value-type="string" calcext:value-type="string">
            <text:p>vars-100-1.cnf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103" calcext:value-type="float">
            <text:p>103</text:p>
          </table:table-cell>
          <table:table-cell table:style-name="ce12"/>
          <table:table-cell table:style-name="ce12" office:value-type="float" office:value="3471940" calcext:value-type="float">
            <text:p>3471940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00-10.cnf</text:p>
          </table:table-cell>
          <table:table-cell table:style-name="ce8"/>
          <table:table-cell office:value-type="float" office:value="0.01" calcext:value-type="float">
            <text:p>0.01</text:p>
          </table:table-cell>
          <table:table-cell office:value-type="float" office:value="601" calcext:value-type="float">
            <text:p>601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4485320" calcext:value-type="float">
            <text:p>448532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00-2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4510260" calcext:value-type="float">
            <text:p>451026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00-3.cnf</text:p>
          </table:table-cell>
          <table:table-cell table:style-name="ce8"/>
          <table:table-cell office:value-type="float" office:value="0.01" calcext:value-type="float">
            <text:p>0.01</text:p>
          </table:table-cell>
          <table:table-cell office:value-type="float" office:value="577" calcext:value-type="float">
            <text:p>577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4766050" calcext:value-type="float">
            <text:p>476605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00-4.cnf</text:p>
          </table:table-cell>
          <table:table-cell table:style-name="ce8"/>
          <table:table-cell office:value-type="float" office:value="0.01" calcext:value-type="float">
            <text:p>0.01</text:p>
          </table:table-cell>
          <table:table-cell office:value-type="float" office:value="694" calcext:value-type="float">
            <text:p>694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5170970" calcext:value-type="float">
            <text:p>517097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00-5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197450" calcext:value-type="float">
            <text:p>419745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00-6.cnf</text:p>
          </table:table-cell>
          <table:table-cell table:style-name="ce8"/>
          <table:table-cell office:value-type="float" office:value="0.01" calcext:value-type="float">
            <text:p>0.01</text:p>
          </table:table-cell>
          <table:table-cell office:value-type="float" office:value="666" calcext:value-type="float">
            <text:p>666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5513380" calcext:value-type="float">
            <text:p>551338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00-7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20000" calcext:value-type="float">
            <text:p>212000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00-8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5267490" calcext:value-type="float">
            <text:p>526749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00-9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6095690" calcext:value-type="float">
            <text:p>609569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50-1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5699440" calcext:value-type="float">
            <text:p>569944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50-10.cnf</text:p>
          </table:table-cell>
          <table:table-cell table:style-name="ce8"/>
          <table:table-cell office:value-type="float" office:value="0.06" calcext:value-type="float">
            <text:p>0.06</text:p>
          </table:table-cell>
          <table:table-cell office:value-type="float" office:value="3145" calcext:value-type="float">
            <text:p>3145</text:p>
          </table:table-cell>
          <table:table-cell office:value-type="float" office:value="10504" calcext:value-type="float">
            <text:p>10504</text:p>
          </table:table-cell>
          <table:table-cell/>
          <table:table-cell office:value-type="float" office:value="6795270" calcext:value-type="float">
            <text:p>679527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50-2.cnf</text:p>
          </table:table-cell>
          <table:table-cell table:style-name="ce8"/>
          <table:table-cell office:value-type="float" office:value="0.02" calcext:value-type="float">
            <text:p>0.02</text:p>
          </table:table-cell>
          <table:table-cell office:value-type="float" office:value="3190" calcext:value-type="float">
            <text:p>3190</text:p>
          </table:table-cell>
          <table:table-cell office:value-type="float" office:value="3502" calcext:value-type="float">
            <text:p>3502</text:p>
          </table:table-cell>
          <table:table-cell/>
          <table:table-cell office:value-type="float" office:value="6961620" calcext:value-type="float">
            <text:p>696162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50-3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6522140" calcext:value-type="float">
            <text:p>652214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50-4.cnf</text:p>
          </table:table-cell>
          <table:table-cell table:style-name="ce8"/>
          <table:table-cell office:value-type="float" office:value="0.03" calcext:value-type="float">
            <text:p>0.03</text:p>
          </table:table-cell>
          <table:table-cell office:value-type="float" office:value="1646" calcext:value-type="float">
            <text:p>1646</text:p>
          </table:table-cell>
          <table:table-cell office:value-type="float" office:value="5870" calcext:value-type="float">
            <text:p>5870</text:p>
          </table:table-cell>
          <table:table-cell/>
          <table:table-cell office:value-type="float" office:value="6817310" calcext:value-type="float">
            <text:p>68173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50-5.cnf</text:p>
          </table:table-cell>
          <table:table-cell table:style-name="ce8"/>
          <table:table-cell office:value-type="float" office:value="0.05" calcext:value-type="float">
            <text:p>0.05</text:p>
          </table:table-cell>
          <table:table-cell office:value-type="float" office:value="3002" calcext:value-type="float">
            <text:p>3002</text:p>
          </table:table-cell>
          <table:table-cell office:value-type="float" office:value="8289" calcext:value-type="float">
            <text:p>8289</text:p>
          </table:table-cell>
          <table:table-cell/>
          <table:table-cell office:value-type="float" office:value="6724330" calcext:value-type="float">
            <text:p>672433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50-6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6137070" calcext:value-type="float">
            <text:p>613707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50-7.cnf</text:p>
          </table:table-cell>
          <table:table-cell table:style-name="ce8"/>
          <table:table-cell office:value-type="float" office:value="0.03" calcext:value-type="float">
            <text:p>0.03</text:p>
          </table:table-cell>
          <table:table-cell office:value-type="float" office:value="2445" calcext:value-type="float">
            <text:p>2445</text:p>
          </table:table-cell>
          <table:table-cell office:value-type="float" office:value="6184" calcext:value-type="float">
            <text:p>6184</text:p>
          </table:table-cell>
          <table:table-cell/>
          <table:table-cell office:value-type="float" office:value="6852780" calcext:value-type="float">
            <text:p>685278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150-8.cnf</text:p>
          </table:table-cell>
          <table:table-cell table:style-name="ce8"/>
          <table:table-cell office:value-type="float" office:value="0.01" calcext:value-type="float">
            <text:p>0.01</text:p>
          </table:table-cell>
          <table:table-cell office:value-type="float" office:value="821" calcext:value-type="float">
            <text:p>821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float" office:value="6433960" calcext:value-type="float">
            <text:p>643396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150-9.cnf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5545810" calcext:value-type="float">
            <text:p>55458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00-1.cnf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15518" calcext:value-type="float">
            <text:p>15518</text:p>
          </table:table-cell>
          <table:table-cell office:value-type="float" office:value="44487" calcext:value-type="float">
            <text:p>44487</text:p>
          </table:table-cell>
          <table:table-cell office:value-type="float" office:value="6647470" calcext:value-type="float">
            <text:p>6647470</text:p>
          </table:table-cell>
          <table:table-cell office:value-type="float" office:value="6872160" calcext:value-type="float">
            <text:p>687216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00-10.cnf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18609" calcext:value-type="float">
            <text:p>18609</text:p>
          </table:table-cell>
          <table:table-cell office:value-type="float" office:value="96635" calcext:value-type="float">
            <text:p>96635</text:p>
          </table:table-cell>
          <table:table-cell office:value-type="float" office:value="4027640" calcext:value-type="float">
            <text:p>4027640</text:p>
          </table:table-cell>
          <table:table-cell office:value-type="float" office:value="6961380" calcext:value-type="float">
            <text:p>696138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00-2.cnf</text:p>
          </table:table-cell>
          <table:table-cell table:style-name="ce8"/>
          <table:table-cell office:value-type="float" office:value="0.03" calcext:value-type="float">
            <text:p>0.03</text:p>
          </table:table-cell>
          <table:table-cell office:value-type="float" office:value="4558" calcext:value-type="float">
            <text:p>4558</text:p>
          </table:table-cell>
          <table:table-cell office:value-type="float" office:value="3722" calcext:value-type="float">
            <text:p>3722</text:p>
          </table:table-cell>
          <table:table-cell/>
          <table:table-cell office:value-type="float" office:value="6621590" calcext:value-type="float">
            <text:p>662159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00-3.cnf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18580" calcext:value-type="float">
            <text:p>18580</text:p>
          </table:table-cell>
          <table:table-cell office:value-type="float" office:value="64365" calcext:value-type="float">
            <text:p>64365</text:p>
          </table:table-cell>
          <table:table-cell office:value-type="float" office:value="3948780" calcext:value-type="float">
            <text:p>3948780</text:p>
          </table:table-cell>
          <table:table-cell office:value-type="float" office:value="6075740" calcext:value-type="float">
            <text:p>607574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00-4.cnf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7299" calcext:value-type="float">
            <text:p>7299</text:p>
          </table:table-cell>
          <table:table-cell office:value-type="float" office:value="22524" calcext:value-type="float">
            <text:p>22524</text:p>
          </table:table-cell>
          <table:table-cell office:value-type="float" office:value="3075310" calcext:value-type="float">
            <text:p>3075310</text:p>
          </table:table-cell>
          <table:table-cell office:value-type="float" office:value="6646200" calcext:value-type="float">
            <text:p>664620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00-5.cnf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11554" calcext:value-type="float">
            <text:p>11554</text:p>
          </table:table-cell>
          <table:table-cell office:value-type="float" office:value="31602" calcext:value-type="float">
            <text:p>31602</text:p>
          </table:table-cell>
          <table:table-cell office:value-type="float" office:value="4921320" calcext:value-type="float">
            <text:p>4921320</text:p>
          </table:table-cell>
          <table:table-cell office:value-type="float" office:value="5396600" calcext:value-type="float">
            <text:p>539660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00-6.cnf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5253" calcext:value-type="float">
            <text:p>25253</text:p>
          </table:table-cell>
          <table:table-cell office:value-type="float" office:value="88504" calcext:value-type="float">
            <text:p>88504</text:p>
          </table:table-cell>
          <table:table-cell office:value-type="float" office:value="5416810" calcext:value-type="float">
            <text:p>5416810</text:p>
          </table:table-cell>
          <table:table-cell office:value-type="float" office:value="6930720" calcext:value-type="float">
            <text:p>693072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00-7.cnf</text:p>
          </table:table-cell>
          <table:table-cell office:value-type="float" office:value="0.3" calcext:value-type="float">
            <text:p>0.3</text:p>
          </table:table-cell>
          <table:table-cell office:value-type="float" office:value="0.83" calcext:value-type="float">
            <text:p>0.83</text:p>
          </table:table-cell>
          <table:table-cell office:value-type="float" office:value="26315" calcext:value-type="float">
            <text:p>26315</text:p>
          </table:table-cell>
          <table:table-cell office:value-type="float" office:value="114621" calcext:value-type="float">
            <text:p>114621</text:p>
          </table:table-cell>
          <table:table-cell office:value-type="float" office:value="3793566.67" calcext:value-type="float">
            <text:p>3793566.67</text:p>
          </table:table-cell>
          <table:table-cell office:value-type="float" office:value="6445950" calcext:value-type="float">
            <text:p>644595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00-8.cnf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9299" calcext:value-type="float">
            <text:p>9299</text:p>
          </table:table-cell>
          <table:table-cell office:value-type="float" office:value="32812" calcext:value-type="float">
            <text:p>32812</text:p>
          </table:table-cell>
          <table:table-cell office:value-type="float" office:value="3792110" calcext:value-type="float">
            <text:p>3792110</text:p>
          </table:table-cell>
          <table:table-cell office:value-type="float" office:value="6777590" calcext:value-type="float">
            <text:p>677759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00-9.cnf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8293" calcext:value-type="float">
            <text:p>8293</text:p>
          </table:table-cell>
          <table:table-cell office:value-type="float" office:value="2456" calcext:value-type="float">
            <text:p>2456</text:p>
          </table:table-cell>
          <table:table-cell office:value-type="float" office:value="3390730" calcext:value-type="float">
            <text:p>3390730</text:p>
          </table:table-cell>
          <table:table-cell office:value-type="float" office:value="6522940" calcext:value-type="float">
            <text:p>652294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50-1.cnf</text:p>
          </table:table-cell>
          <table:table-cell office:value-type="float" office:value="1.1" calcext:value-type="float">
            <text:p>1.1</text:p>
          </table:table-cell>
          <table:table-cell office:value-type="float" office:value="2.85" calcext:value-type="float">
            <text:p>2.85</text:p>
          </table:table-cell>
          <table:table-cell office:value-type="float" office:value="80183" calcext:value-type="float">
            <text:p>80183</text:p>
          </table:table-cell>
          <table:table-cell office:value-type="float" office:value="360066" calcext:value-type="float">
            <text:p>360066</text:p>
          </table:table-cell>
          <table:table-cell office:value-type="float" office:value="3608833.64" calcext:value-type="float">
            <text:p>3608833.64</text:p>
          </table:table-cell>
          <table:table-cell office:value-type="float" office:value="6648550" calcext:value-type="float">
            <text:p>664855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50-10.cnf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50074" calcext:value-type="float">
            <text:p>50074</text:p>
          </table:table-cell>
          <table:table-cell office:value-type="float" office:value="835" calcext:value-type="float">
            <text:p>835</text:p>
          </table:table-cell>
          <table:table-cell office:value-type="float" office:value="4105176.67" calcext:value-type="float">
            <text:p>4105176.67</text:p>
          </table:table-cell>
          <table:table-cell office:value-type="float" office:value="2970990" calcext:value-type="float">
            <text:p>297099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50-2.cnf</text:p>
          </table:table-cell>
          <table:table-cell office:value-type="float" office:value="1.8" calcext:value-type="float">
            <text:p>1.8</text:p>
          </table:table-cell>
          <table:table-cell office:value-type="float" office:value="5.36" calcext:value-type="float">
            <text:p>5.36</text:p>
          </table:table-cell>
          <table:table-cell office:value-type="float" office:value="123065" calcext:value-type="float">
            <text:p>123065</text:p>
          </table:table-cell>
          <table:table-cell office:value-type="float" office:value="694728" calcext:value-type="float">
            <text:p>694728</text:p>
          </table:table-cell>
          <table:table-cell office:value-type="float" office:value="3313873.89" calcext:value-type="float">
            <text:p>3313873.89</text:p>
          </table:table-cell>
          <table:table-cell office:value-type="float" office:value="6863880" calcext:value-type="float">
            <text:p>686388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50-3.cnf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55647" calcext:value-type="float">
            <text:p>55647</text:p>
          </table:table-cell>
          <table:table-cell office:value-type="float" office:value="51833" calcext:value-type="float">
            <text:p>51833</text:p>
          </table:table-cell>
          <table:table-cell office:value-type="float" office:value="3992390" calcext:value-type="float">
            <text:p>3992390</text:p>
          </table:table-cell>
          <table:table-cell office:value-type="float" office:value="6489120" calcext:value-type="float">
            <text:p>648912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50-4.cnf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4905" calcext:value-type="float">
            <text:p>24905</text:p>
          </table:table-cell>
          <table:table-cell office:value-type="float" office:value="15294" calcext:value-type="float">
            <text:p>15294</text:p>
          </table:table-cell>
          <table:table-cell office:value-type="float" office:value="6002035" calcext:value-type="float">
            <text:p>6002035</text:p>
          </table:table-cell>
          <table:table-cell office:value-type="float" office:value="6492880" calcext:value-type="float">
            <text:p>649288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50-5.cnf</text:p>
          </table:table-cell>
          <table:table-cell office:value-type="float" office:value="1.4" calcext:value-type="float">
            <text:p>1.4</text:p>
          </table:table-cell>
          <table:table-cell office:value-type="float" office:value="3.94" calcext:value-type="float">
            <text:p>3.94</text:p>
          </table:table-cell>
          <table:table-cell office:value-type="float" office:value="104613" calcext:value-type="float">
            <text:p>104613</text:p>
          </table:table-cell>
          <table:table-cell office:value-type="float" office:value="500207" calcext:value-type="float">
            <text:p>500207</text:p>
          </table:table-cell>
          <table:table-cell office:value-type="float" office:value="3739655" calcext:value-type="float">
            <text:p>3739655</text:p>
          </table:table-cell>
          <table:table-cell office:value-type="float" office:value="6753640" calcext:value-type="float">
            <text:p>675364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50-6.cnf</text:p>
          </table:table-cell>
          <table:table-cell office:value-type="float" office:value="2" calcext:value-type="float">
            <text:p>2</text:p>
          </table:table-cell>
          <table:table-cell office:value-type="float" office:value="6.39" calcext:value-type="float">
            <text:p>6.39</text:p>
          </table:table-cell>
          <table:table-cell office:value-type="float" office:value="136808" calcext:value-type="float">
            <text:p>136808</text:p>
          </table:table-cell>
          <table:table-cell office:value-type="float" office:value="811079" calcext:value-type="float">
            <text:p>811079</text:p>
          </table:table-cell>
          <table:table-cell office:value-type="float" office:value="3418129" calcext:value-type="float">
            <text:p>3418129</text:p>
          </table:table-cell>
          <table:table-cell office:value-type="float" office:value="6800920" calcext:value-type="float">
            <text:p>680092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50-7.cnf</text:p>
          </table:table-cell>
          <table:table-cell office:value-type="float" office:value="0.7" calcext:value-type="float">
            <text:p>0.7</text:p>
          </table:table-cell>
          <table:table-cell office:value-type="float" office:value="2.44" calcext:value-type="float">
            <text:p>2.44</text:p>
          </table:table-cell>
          <table:table-cell office:value-type="float" office:value="56870" calcext:value-type="float">
            <text:p>56870</text:p>
          </table:table-cell>
          <table:table-cell office:value-type="float" office:value="301809" calcext:value-type="float">
            <text:p>301809</text:p>
          </table:table-cell>
          <table:table-cell office:value-type="float" office:value="4058725.71" calcext:value-type="float">
            <text:p>4058725.71</text:p>
          </table:table-cell>
          <table:table-cell office:value-type="float" office:value="6775140" calcext:value-type="float">
            <text:p>677514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250-8.cnf</text:p>
          </table:table-cell>
          <table:table-cell office:value-type="float" office:value="1.2" calcext:value-type="float">
            <text:p>1.2</text:p>
          </table:table-cell>
          <table:table-cell office:value-type="float" office:value="4.52" calcext:value-type="float">
            <text:p>4.52</text:p>
          </table:table-cell>
          <table:table-cell office:value-type="float" office:value="92288" calcext:value-type="float">
            <text:p>92288</text:p>
          </table:table-cell>
          <table:table-cell office:value-type="float" office:value="584582" calcext:value-type="float">
            <text:p>584582</text:p>
          </table:table-cell>
          <table:table-cell office:value-type="float" office:value="3778015" calcext:value-type="float">
            <text:p>3778015</text:p>
          </table:table-cell>
          <table:table-cell office:value-type="float" office:value="6815640" calcext:value-type="float">
            <text:p>681564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250-9.cnf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32426" calcext:value-type="float">
            <text:p>32426</text:p>
          </table:table-cell>
          <table:table-cell office:value-type="float" office:value="111531" calcext:value-type="float">
            <text:p>111531</text:p>
          </table:table-cell>
          <table:table-cell office:value-type="float" office:value="5233050" calcext:value-type="float">
            <text:p>5233050</text:p>
          </table:table-cell>
          <table:table-cell office:value-type="float" office:value="6331890" calcext:value-type="float">
            <text:p>633189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300-1.cnf</text:p>
          </table:table-cell>
          <table:table-cell office:value-type="float" office:value="17.6" calcext:value-type="float">
            <text:p>17.6</text:p>
          </table:table-cell>
          <table:table-cell office:value-type="float" office:value="43.19" calcext:value-type="float">
            <text:p>43.19</text:p>
          </table:table-cell>
          <table:table-cell office:value-type="float" office:value="668948" calcext:value-type="float">
            <text:p>668948</text:p>
          </table:table-cell>
          <table:table-cell office:value-type="float" office:value="4923134" calcext:value-type="float">
            <text:p>4923134</text:p>
          </table:table-cell>
          <table:table-cell office:value-type="float" office:value="2112045.4" calcext:value-type="float">
            <text:p>2112045.4</text:p>
          </table:table-cell>
          <table:table-cell office:value-type="float" office:value="6693310" calcext:value-type="float">
            <text:p>66933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300-10.cnf</text:p>
          </table:table-cell>
          <table:table-cell office:value-type="float" office:value="4.6" calcext:value-type="float">
            <text:p>4.6</text:p>
          </table:table-cell>
          <table:table-cell office:value-type="float" office:value="7.03" calcext:value-type="float">
            <text:p>7.03</text:p>
          </table:table-cell>
          <table:table-cell office:value-type="float" office:value="261765" calcext:value-type="float">
            <text:p>261765</text:p>
          </table:table-cell>
          <table:table-cell office:value-type="float" office:value="771398" calcext:value-type="float">
            <text:p>771398</text:p>
          </table:table-cell>
          <table:table-cell office:value-type="float" office:value="3193311.52" calcext:value-type="float">
            <text:p>3193311.52</text:p>
          </table:table-cell>
          <table:table-cell office:value-type="float" office:value="6561790" calcext:value-type="float">
            <text:p>656179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300-2.cnf</text:p>
          </table:table-cell>
          <table:table-cell office:value-type="float" office:value="16.8" calcext:value-type="float">
            <text:p>16.8</text:p>
          </table:table-cell>
          <table:table-cell office:value-type="float" office:value="42.5" calcext:value-type="float">
            <text:p>42.5</text:p>
          </table:table-cell>
          <table:table-cell office:value-type="float" office:value="647130" calcext:value-type="float">
            <text:p>647130</text:p>
          </table:table-cell>
          <table:table-cell office:value-type="float" office:value="4698193" calcext:value-type="float">
            <text:p>4698193</text:p>
          </table:table-cell>
          <table:table-cell office:value-type="float" office:value="2172390.42" calcext:value-type="float">
            <text:p>2172390.42</text:p>
          </table:table-cell>
          <table:table-cell office:value-type="float" office:value="6582610" calcext:value-type="float">
            <text:p>658261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300-3.cnf</text:p>
          </table:table-cell>
          <table:table-cell office:value-type="float" office:value="7.5" calcext:value-type="float">
            <text:p>7.5</text:p>
          </table:table-cell>
          <table:table-cell office:value-type="float" office:value="16.79" calcext:value-type="float">
            <text:p>16.79</text:p>
          </table:table-cell>
          <table:table-cell office:value-type="float" office:value="354511" calcext:value-type="float">
            <text:p>354511</text:p>
          </table:table-cell>
          <table:table-cell office:value-type="float" office:value="1846311" calcext:value-type="float">
            <text:p>1846311</text:p>
          </table:table-cell>
          <table:table-cell office:value-type="float" office:value="2653529.07" calcext:value-type="float">
            <text:p>2653529.07</text:p>
          </table:table-cell>
          <table:table-cell office:value-type="float" office:value="6607230" calcext:value-type="float">
            <text:p>660723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300-4.cnf</text:p>
          </table:table-cell>
          <table:table-cell office:value-type="float" office:value="10.8" calcext:value-type="float">
            <text:p>10.8</text:p>
          </table:table-cell>
          <table:table-cell office:value-type="float" office:value="34.87" calcext:value-type="float">
            <text:p>34.87</text:p>
          </table:table-cell>
          <table:table-cell office:value-type="float" office:value="479041" calcext:value-type="float">
            <text:p>479041</text:p>
          </table:table-cell>
          <table:table-cell office:value-type="float" office:value="3842659" calcext:value-type="float">
            <text:p>3842659</text:p>
          </table:table-cell>
          <table:table-cell office:value-type="float" office:value="2500213.24" calcext:value-type="float">
            <text:p>2500213.24</text:p>
          </table:table-cell>
          <table:table-cell office:value-type="float" office:value="6710700" calcext:value-type="float">
            <text:p>671070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300-5.cnf</text:p>
          </table:table-cell>
          <table:table-cell office:value-type="float" office:value="14.3" calcext:value-type="float">
            <text:p>14.3</text:p>
          </table:table-cell>
          <table:table-cell office:value-type="float" office:value="29.16" calcext:value-type="float">
            <text:p>29.16</text:p>
          </table:table-cell>
          <table:table-cell office:value-type="float" office:value="580334" calcext:value-type="float">
            <text:p>580334</text:p>
          </table:table-cell>
          <table:table-cell office:value-type="float" office:value="3228725" calcext:value-type="float">
            <text:p>3228725</text:p>
          </table:table-cell>
          <table:table-cell office:value-type="float" office:value="2278171.82" calcext:value-type="float">
            <text:p>2278171.82</text:p>
          </table:table-cell>
          <table:table-cell office:value-type="float" office:value="6622270" calcext:value-type="float">
            <text:p>662227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300-6.cnf</text:p>
          </table:table-cell>
          <table:table-cell office:value-type="float" office:value="5.5" calcext:value-type="float">
            <text:p>5.5</text:p>
          </table:table-cell>
          <table:table-cell office:value-type="float" office:value="24.16" calcext:value-type="float">
            <text:p>24.16</text:p>
          </table:table-cell>
          <table:table-cell office:value-type="float" office:value="294491" calcext:value-type="float">
            <text:p>294491</text:p>
          </table:table-cell>
          <table:table-cell office:value-type="float" office:value="2725375" calcext:value-type="float">
            <text:p>2725375</text:p>
          </table:table-cell>
          <table:table-cell office:value-type="float" office:value="3049335.09" calcext:value-type="float">
            <text:p>3049335.09</text:p>
          </table:table-cell>
          <table:table-cell office:value-type="float" office:value="6680680" calcext:value-type="float">
            <text:p>668068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rs-300-7.cnf</text:p>
          </table:table-cell>
          <table:table-cell office:value-type="float" office:value="1.7" calcext:value-type="float">
            <text:p>1.7</text:p>
          </table:table-cell>
          <table:table-cell office:value-type="float" office:value="0.93" calcext:value-type="float">
            <text:p>0.93</text:p>
          </table:table-cell>
          <table:table-cell office:value-type="float" office:value="113743" calcext:value-type="float">
            <text:p>113743</text:p>
          </table:table-cell>
          <table:table-cell office:value-type="float" office:value="92432" calcext:value-type="float">
            <text:p>92432</text:p>
          </table:table-cell>
          <table:table-cell office:value-type="float" office:value="3823144.71" calcext:value-type="float">
            <text:p>3823144.71</text:p>
          </table:table-cell>
          <table:table-cell office:value-type="float" office:value="6136300" calcext:value-type="float">
            <text:p>613630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ars-300-8.cnf</text:p>
          </table:table-cell>
          <table:table-cell office:value-type="float" office:value="13.7" calcext:value-type="float">
            <text:p>13.7</text:p>
          </table:table-cell>
          <table:table-cell office:value-type="float" office:value="44.55" calcext:value-type="float">
            <text:p>44.55</text:p>
          </table:table-cell>
          <table:table-cell office:value-type="float" office:value="558417" calcext:value-type="float">
            <text:p>558417</text:p>
          </table:table-cell>
          <table:table-cell office:value-type="float" office:value="4942210" calcext:value-type="float">
            <text:p>4942210</text:p>
          </table:table-cell>
          <table:table-cell office:value-type="float" office:value="2291991.82" calcext:value-type="float">
            <text:p>2291991.82</text:p>
          </table:table-cell>
          <table:table-cell office:value-type="float" office:value="6637130" calcext:value-type="float">
            <text:p>663713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" office:value-type="string" calcext:value-type="string">
            <text:p>vars-300-9.cn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218985" calcext:value-type="float">
            <text:p>218985</text:p>
          </table:table-cell>
          <table:table-cell table:style-name="ce10" office:value-type="float" office:value="17657" calcext:value-type="float">
            <text:p>17657</text:p>
          </table:table-cell>
          <table:table-cell table:style-name="ce10" office:value-type="float" office:value="3112802.25" calcext:value-type="float">
            <text:p>3112802.25</text:p>
          </table:table-cell>
          <table:table-cell table:style-name="ce10" office:value-type="float" office:value="6375910" calcext:value-type="float">
            <text:p>6375910</text:p>
          </table:table-cell>
          <table:table-cell table:style-name="ce15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8:22:01.803937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08:37.834820412</meta:creation-date>
    <dc:date>2016-11-17T18:25:41.115105898</dc:date>
    <meta:editing-duration>PT7M38S</meta:editing-duration>
    <meta:editing-cycles>3</meta:editing-cycles>
    <meta:generator>LibreOffice/5.0.6.3$Linux_X86_64 LibreOffice_project/00m0$Build-3</meta:generator>
    <meta:document-statistic meta:table-count="1" meta:cell-count="369" meta:object-count="0"/>
  </office:meta>
</office:document-meta>
</file>